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fd1f"/>
    </style:style>
    <style:style style:name="P2" style:family="paragraph" style:parent-style-name="Text_20_body">
      <style:paragraph-properties fo:margin-left="3.752cm" fo:margin-right="0cm" fo:text-indent="0cm" style:auto-text-indent="false"/>
      <style:text-properties style:font-name="Caladea" officeooo:paragraph-rsid="001419d6" loext:padding="0cm" loext:border="none"/>
    </style:style>
    <style:style style:name="P3" style:family="paragraph" style:parent-style-name="Text_20_body">
      <style:paragraph-properties fo:margin-left="3.752cm" fo:margin-right="0cm" fo:margin-top="0cm" fo:margin-bottom="0cm" loext:contextual-spacing="false" fo:text-indent="0cm" style:auto-text-indent="false"/>
      <style:text-properties style:font-name="Caladea" officeooo:paragraph-rsid="001419d6" loext:padding="0cm" loext:border="none"/>
    </style:style>
    <style:style style:name="P4" style:family="paragraph" style:parent-style-name="Text_20_body">
      <style:paragraph-properties fo:margin-left="2.501cm" fo:margin-right="0cm" fo:margin-top="0cm" fo:margin-bottom="0cm" loext:contextual-spacing="false" fo:text-indent="0cm" style:auto-text-indent="false"/>
      <style:text-properties style:font-name="Caladea" officeooo:paragraph-rsid="001419d6" loext:padding="0cm" loext:border="non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Caladea" officeooo:paragraph-rsid="001419d6" loext:padding="0cm" loext:border="non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Caladea" officeooo:rsid="0016f4fa" officeooo:paragraph-rsid="0016f4fa" loext:padding="0cm" loext:border="none"/>
    </style:style>
    <style:style style:name="P7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style:font-name="Caladea" officeooo:paragraph-rsid="001419d6" loext:padding="0cm" loext:border="none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style:font-name="Caladea" officeooo:rsid="0016f4fa" officeooo:paragraph-rsid="0016f4fa" loext:padding="0cm" loext:border="none"/>
    </style:style>
    <style:style style:name="P9" style:family="paragraph" style:parent-style-name="Heading_20_1">
      <style:text-properties officeooo:rsid="0012fd1f" officeooo:paragraph-rsid="0012fd1f"/>
    </style:style>
    <style:style style:name="P10" style:family="paragraph" style:parent-style-name="Heading_20_5">
      <style:text-properties officeooo:rsid="0016f4fa" officeooo:paragraph-rsid="0016f4fa"/>
    </style:style>
    <style:style style:name="T1" style:family="text">
      <style:text-properties fo:font-weight="bold"/>
    </style:style>
    <style:style style:name="T2" style:family="text">
      <style:text-properties officeooo:rsid="001419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pecific settings for KI runs</text:h>
      <text:p text:style-name="P1"/>
      <text:h text:style-name="Heading_20_2" text:outline-level="2">Run0</text:h>
      <text:p text:style-name="Text_20_body"/>
      <text:h text:style-name="Heading_20_5" text:outline-level="5">EXTENT:</text:h>
      <text:p text:style-name="P7">MIDDLE : -35.84, 137.00<text:line-break/><text:span text:style-name="T2">want </text:span>left to right <text:span text:style-name="T2">&gt;</text:span> 0.94 degrees (and must be less than 2 degrees to avoid missing SRTM area)<text:line-break/><text:span text:style-name="T2">want </text:span>bottom to top <text:span text:style-name="T2">&gt;</text:span> .4 degrees (and must be less than 1.68 degrees) </text:p>
      <text:p text:style-name="P4">338 &lt; npts_x &lt; 714 (at .0028)<text:line-break/>143 &lt; npts_y &lt; 600 (at .0028)</text:p>
      <text:p text:style-name="P4"><text:span text:style-name="T2">npts needs to be nprocs * 24</text:span></text:p>
      <text:p text:style-name="P4"><text:tab/><text:span text:style-name="T2">14 &lt; nprocs_x &lt; 29</text:span></text:p>
      <text:p text:style-name="P4"><text:tab/><text:span text:style-name="T2">5 &lt; nprocs_y &lt; 25</text:span><text:line-break/>Procs inner product needs to be divisible by 48: </text:p>
      <text:p text:style-name="P3">nprocs_y, nprocs_x = <text:span text:style-name="T1">10,24</text:span> (240 = 48*5) </text:p>
      <text:p text:style-name="P4">grid points need to be nprocs * 24: </text:p>
      <text:p text:style-name="P2">npts_y, npts_x = <text:span text:style-name="T1">240, 576</text:span> </text:p>
      <text:p text:style-name="P5"/>
      <text:h text:style-name="P10" text:outline-level="5">Fire inputs</text:h>
      <text:p text:style-name="P8">For fire ignition polygon and fuel load/fire settings see fire.inp on GADI at /home/574/jwg574/cylc-run/au-aa929/app/um/file/fire.inp</text:p>
      <text:p text:style-name="P6"><text:tab/>Constant fuel, single large polygon ignition, DF = 12.5, …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3:15:45.363679780</meta:creation-date>
    <dc:date>2020-12-15T17:25:19.550969933</dc:date>
    <meta:editing-duration>PT3H49M2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30" meta:character-count="707" meta:non-whitespace-character-count="583"/>
  </office:meta>
</office:document-meta>
</file>